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4.207cm"/>
    </style:style>
    <style:style style:name="Tabla1.C" style:family="table-column">
      <style:table-column-properties style:column-width="8.59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0a649" officeooo:paragraph-rsid="0010a649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0a649" officeooo:paragraph-rsid="0010a64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0a649" officeooo:paragraph-rsid="00173bf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10a649" officeooo:paragraph-rsid="0010a649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73bfc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0a649" officeooo:paragraph-rsid="0010a649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73bfc" officeooo:paragraph-rsid="00173bfc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paragraph-rsid="00173bfc" style:font-size-asian="14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18618f" officeooo:paragraph-rsid="0018618f" style:font-size-asian="14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a8626" officeooo:paragraph-rsid="001a8626" style:font-size-asian="14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1bc93b" officeooo:paragraph-rsid="001bc93b" style:font-size-asian="14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c77ee" officeooo:paragraph-rsid="001c77ee" style:font-size-asian="14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officeooo:rsid="00173bfc" officeooo:paragraph-rsid="00173bfc" style:font-size-asian="14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bc93b" officeooo:paragraph-rsid="001bc93b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1c77ee" officeooo:paragraph-rsid="001c77ee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officeooo:paragraph-rsid="001a8626"/>
    </style:style>
    <style:style style:name="P18" style:family="paragraph" style:parent-style-name="Table_20_Contents">
      <style:paragraph-properties fo:text-align="center" style:justify-single-word="false"/>
      <style:text-properties officeooo:rsid="001bc93b" officeooo:paragraph-rsid="001bc93b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a8626" style:font-size-asian="14pt" style:font-size-complex="16pt"/>
    </style:style>
    <style:style style:name="T3" style:family="text">
      <style:text-properties style:text-underline-style="none" fo:font-weight="normal" officeooo:rsid="00167fe6" style:font-weight-asian="normal" style:font-weight-complex="normal"/>
    </style:style>
    <style:style style:name="T4" style:family="text">
      <style:text-properties style:text-underline-style="none" fo:font-weight="normal" officeooo:rsid="0015cafd" style:font-weight-asian="normal" style:font-weight-complex="normal"/>
    </style:style>
    <style:style style:name="T5" style:family="text">
      <style:text-properties style:text-underline-style="none" fo:font-weight="normal" officeooo:rsid="0012063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losario</text:p>
      <text:p text:style-name="P4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174397223616">
          <table:table-cell table:style-name="Tabla1.A1" office:value-type="string">
            <text:p text:style-name="P14">Termino</text:p>
          </table:table-cell>
          <table:table-cell table:style-name="Tabla1.A1" office:value-type="string">
            <text:p text:style-name="P14">Categoría</text:p>
          </table:table-cell>
          <table:table-cell table:style-name="Tabla1.C1" office:value-type="string">
            <text:p text:style-name="P14">Comentario</text:p>
          </table:table-cell>
        </table:table-row>
        <table:table-row table:style-name="TableLine94174397223616">
          <table:table-cell table:style-name="Tabla1.A2" office:value-type="string">
            <text:p text:style-name="P12">Contenido Publicación</text:p>
          </table:table-cell>
          <table:table-cell table:style-name="Tabla1.A2" office:value-type="string">
            <text:p text:style-name="P12">Atributo</text:p>
          </table:table-cell>
          <table:table-cell table:style-name="Tabla1.C2" office:value-type="string">
            <text:p text:style-name="P12">Representa el archivo PDF que se ha subido de la publicación de revista</text:p>
          </table:table-cell>
        </table:table-row>
        <table:table-row table:style-name="TableLine94174397223616">
          <table:table-cell table:style-name="Tabla1.A2" office:value-type="string">
            <text:p text:style-name="P7">Costo por día</text:p>
          </table:table-cell>
          <table:table-cell table:style-name="Tabla1.A2" office:value-type="string">
            <text:p text:style-name="P7">Tipo</text:p>
          </table:table-cell>
          <table:table-cell table:style-name="Tabla1.C2" office:value-type="string">
            <text:p text:style-name="P9"><text:s/><text:span text:style-name="T3">Es la cantidad que el sistema tiene como gasto por revista</text:span></text:p>
          </table:table-cell>
        </table:table-row>
        <table:table-row table:style-name="TableLine94174397223616">
          <table:table-cell table:style-name="Tabla1.A2" office:value-type="string">
            <text:p text:style-name="P12">Editor</text:p>
          </table:table-cell>
          <table:table-cell table:style-name="Tabla1.A2" office:value-type="string">
            <text:p text:style-name="P12">Tipo</text:p>
          </table:table-cell>
          <table:table-cell table:style-name="Tabla1.C2" office:value-type="string">
            <text:p text:style-name="P12">Persona que sube revistas al sistema gratis o de pago</text:p>
          </table:table-cell>
        </table:table-row>
        <table:table-row table:style-name="TableLine94174397223616">
          <table:table-cell table:style-name="Tabla1.A2" office:value-type="string">
            <text:p text:style-name="P8">Loguearse</text:p>
          </table:table-cell>
          <table:table-cell table:style-name="Tabla1.A2" office:value-type="string">
            <text:p text:style-name="P7">Tipo</text:p>
          </table:table-cell>
          <table:table-cell table:style-name="Tabla1.C2" office:value-type="string">
            <text:p text:style-name="P5"><text:span text:style-name="T4">Ingresar al sistema con las credenciales</text:span><text:span text:style-name="T5">.</text:span></text:p>
          </table:table-cell>
        </table:table-row>
        <table:table-row table:style-name="TableLine94174397223616">
          <table:table-cell table:style-name="Tabla1.A2" office:value-type="string">
            <text:p text:style-name="P11">Numero Revista</text:p>
          </table:table-cell>
          <table:table-cell table:style-name="Tabla1.A2" office:value-type="string">
            <text:p text:style-name="P10">Atributo</text:p>
          </table:table-cell>
          <table:table-cell table:style-name="Tabla1.C2" office:value-type="string">
            <text:p text:style-name="P17"><text:span text:style-name="T2">Numero de publicación que ha sido publicado de una revista </text:span></text:p>
          </table:table-cell>
        </table:table-row>
        <table:table-row table:style-name="TableLine94174397223616">
          <table:table-cell table:style-name="Tabla1.A2" office:value-type="string">
            <text:p text:style-name="P7">Publicación</text:p>
          </table:table-cell>
          <table:table-cell table:style-name="Tabla1.A2" office:value-type="string">
            <text:p text:style-name="P7">Tipo</text:p>
          </table:table-cell>
          <table:table-cell table:style-name="Tabla1.C2" office:value-type="string">
            <text:p text:style-name="P5"><text:span text:style-name="T5">Edición subida al sistema de una revista</text:span></text:p>
          </table:table-cell>
        </table:table-row>
        <table:table-row table:style-name="TableLine94174397223616">
          <table:table-cell table:style-name="Tabla1.A2" office:value-type="string">
            <text:p text:style-name="P7">Suscriptor</text:p>
          </table:table-cell>
          <table:table-cell table:style-name="Tabla1.A2" office:value-type="string">
            <text:p text:style-name="P7">Tipo</text:p>
          </table:table-cell>
          <table:table-cell table:style-name="Tabla1.C2" office:value-type="string">
            <text:p text:style-name="P3">Usuario que esta suscrito a una o mas revistas publicadas</text:p>
          </table:table-cell>
        </table:table-row>
        <table:table-row table:style-name="TableLine94174397223616">
          <table:table-cell table:style-name="Tabla1.A2" office:value-type="string">
            <text:p text:style-name="P12">Crear Cuenta</text:p>
          </table:table-cell>
          <table:table-cell table:style-name="Tabla1.A2" office:value-type="string">
            <text:p text:style-name="P10">Caso de Uso</text:p>
          </table:table-cell>
          <table:table-cell table:style-name="Tabla1.C2" office:value-type="string">
            <text:p text:style-name="P12">Se crea un nuevo usuario en el sistema ya sea como “Usuario” o como “Editor”</text:p>
          </table:table-cell>
        </table:table-row>
        <table:table-row table:style-name="TableLine94174397223616">
          <table:table-cell table:style-name="Tabla1.A2" office:value-type="string">
            <text:p text:style-name="P13">Tipo Publicidad</text:p>
          </table:table-cell>
          <table:table-cell table:style-name="Tabla1.A2" office:value-type="string">
            <text:p text:style-name="P13">Atributo</text:p>
          </table:table-cell>
          <table:table-cell table:style-name="Tabla1.C2" office:value-type="string">
            <text:p text:style-name="P16">Representa el tipo de publicidad existente. Puede ser texto, imagen o un video</text:p>
          </table:table-cell>
        </table:table-row>
        <table:table-row table:style-name="TableLine94174397223616">
          <table:table-cell table:style-name="Tabla1.A2" office:value-type="string">
            <text:p text:style-name="P12">Tipo Revista</text:p>
          </table:table-cell>
          <table:table-cell table:style-name="Tabla1.A2" office:value-type="string">
            <text:p text:style-name="P12">Atributo</text:p>
          </table:table-cell>
          <table:table-cell table:style-name="Tabla1.C2" office:value-type="string">
            <text:p text:style-name="P18"><text:span text:style-name="T2">L</text:span><text:span text:style-name="T1">a categoría que esta asociada a la revista</text:span></text:p>
          </table:table-cell>
        </table:table-row>
        <table:table-row table:style-name="TableLine94174397223616">
          <table:table-cell table:style-name="Tabla1.A2" office:value-type="string">
            <text:p text:style-name="P12">Usuario</text:p>
          </table:table-cell>
          <table:table-cell table:style-name="Tabla1.A2" office:value-type="string">
            <text:p text:style-name="P12">Tipo</text:p>
          </table:table-cell>
          <table:table-cell table:style-name="Tabla1.C2" office:value-type="string">
            <text:p text:style-name="P15">Persona que puede leer y suscribirse a revistas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0:27:55.982286172</meta:creation-date>
    <dc:date>2021-09-25T15:12:35.252642362</dc:date>
    <meta:editing-duration>PT2H31M26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37" meta:word-count="146" meta:character-count="855" meta:non-whitespace-character-count="744"/>
  </office:meta>
</office:document-meta>
</file>